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3cm" fo:margin-left="0.624cm" fo:margin-right="0.981cm" table:align="margins" style:writing-mode="lr-tb"/>
    </style:style>
    <style:style style:name="Tabla1.A" style:family="table-column">
      <style:table-column-properties style:column-width="4.022cm" style:rel-column-width="2280*"/>
    </style:style>
    <style:style style:name="Tabla1.B" style:family="table-column">
      <style:table-column-properties style:column-width="6.959cm" style:rel-column-width="3945*"/>
    </style:style>
    <style:style style:name="Tabla1.C" style:family="table-column">
      <style:table-column-properties style:column-width="3.413cm" style:rel-column-width="193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P7" style:family="paragraph" style:parent-style-name="Standard">
      <style:paragraph-properties fo:text-align="center" style:justify-single-word="false"/>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10" style:family="paragraph" style:parent-style-name="Standard">
      <style:text-properties style:font-name="Arial" fo:font-size="14pt" fo:language="es" fo:country="ES" fo:font-weight="bold" style:font-size-asian="14pt" style:font-weight-asian="bold" style:font-size-complex="14pt"/>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14"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ahoma" fo:font-size="10pt" style:font-size-asian="10pt" style:font-size-complex="10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Text_20_body" style:list-style-name="L4">
      <style:paragraph-properties fo:margin-top="0cm" fo:margin-bottom="0cm"/>
      <style:text-properties fo:language="pt" fo:country="BR"/>
    </style:style>
    <style:style style:name="P19" style:family="paragraph" style:parent-style-name="Text_20_body" style:list-style-name="L5">
      <style:paragraph-properties fo:margin-top="0cm" fo:margin-bottom="0cm"/>
    </style:style>
    <style:style style:name="P20" style:family="paragraph" style:parent-style-name="Text_20_body" style:list-style-name="L5">
      <style:paragraph-properties fo:margin-top="0cm" fo:margin-bottom="0cm"/>
    </style:style>
    <style:style style:name="P21" style:family="paragraph" style:parent-style-name="Text_20_body" style:list-style-name="L5">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4">
      <style:paragraph-properties fo:margin-top="0cm" fo:margin-bottom="0cm"/>
    </style:style>
    <style:style style:name="P24" style:family="paragraph" style:parent-style-name="Text_20_body" style:list-style-name="L4">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4">
      <style:paragraph-properties fo:margin-top="0cm" fo:margin-bottom="0cm"/>
    </style:style>
    <style:style style:name="P27" style:family="paragraph" style:parent-style-name="Standard" style:list-style-name="WW8Num27"/>
    <style:style style:name="P28" style:family="paragraph" style:parent-style-name="Standard" style:list-style-name="WW8Num27"/>
    <style:style style:name="P29" style:family="paragraph" style:parent-style-name="Standard" style:list-style-name="WW8Num27"/>
    <style:style style:name="P30" style:family="paragraph" style:parent-style-name="Standard" style:list-style-name="WW8Num27"/>
    <style:style style:name="P31" style:family="paragraph" style:parent-style-name="Standard" style:list-style-name="WW8Num20"/>
    <style:style style:name="P32" style:family="paragraph" style:parent-style-name="Standard" style:list-style-name="WW8Num20"/>
    <style:style style:name="P33" style:family="paragraph" style:parent-style-name="Standard" style:list-style-name="WW8Num20"/>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3"/>
    <style:style style:name="P42" style:family="paragraph" style:parent-style-name="Standard" style:list-style-name="L1"/>
    <style:style style:name="P43" style:family="paragraph" style:parent-style-name="Standard" style:master-page-name="Standard">
      <style:paragraph-properties style:page-number="auto"/>
    </style:style>
    <style:style style:name="P44" style:family="paragraph" style:parent-style-name="Standard" style:master-page-name="Convertir_20_2">
      <style:paragraph-properties fo:text-align="center" style:justify-single-word="false" style:page-number="auto"/>
    </style:style>
    <style:style style:name="P45" style:family="paragraph" style:parent-style-name="Standard">
      <style:paragraph-properties fo:margin-top="0cm" fo:margin-bottom="0cm"/>
    </style:style>
    <style:style style:name="P46" style:family="paragraph" style:parent-style-name="Heading_20_1">
      <style:paragraph-properties fo:margin-top="0cm" fo:margin-bottom="0.499cm"/>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end" style:justify-single-word="false"/>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style:font-name="Arial" fo:font-size="18pt" style:font-size-asian="18pt" style:font-name-complex="Arial" style:font-size-complex="18pt"/>
    </style:style>
    <style:style style:name="T6" style:family="text">
      <style:text-properties style:font-name="Arial" fo:font-size="18pt" fo:font-weight="bold" style:font-size-asian="18pt" style:font-weight-asian="bold" style:font-name-complex="Arial" style:font-size-complex="18pt" style:font-weight-complex="bold"/>
    </style:style>
    <style:style style:name="T7" style:family="text">
      <style:text-properties style:font-name="Arial" fo:font-size="14pt" fo:language="es" fo:country="ES" fo:font-weight="bold" style:font-size-asian="14pt" style:font-weight-asian="bold" style:font-size-complex="14pt"/>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language="es" fo:country="ES" style:text-underline-style="none"/>
    </style:style>
    <style:style style:name="T11" style:family="text">
      <style:text-properties style:font-name="Arial1" fo:font-size="18pt"/>
    </style:style>
    <style:style style:name="T12" style:family="text">
      <style:text-properties style:font-name="Arial1" fo:font-size="18pt" style:font-size-asian="18pt" style:font-name-complex="Arial" style:font-size-complex="18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1" fo:font-size="12pt"/>
    </style:style>
    <style:style style:name="T16" style:family="text">
      <style:text-properties fo:language="es" fo:country="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8"/>
      <text:p text:style-name="P8"/>
      <text:p text:style-name="P8"/>
      <text:p text:style-name="P7"><text:span text:style-name="T5">Proyecto “</text:span><text:span text:style-name="T12">Utilización de Software Libre a través de la capacitación y distribución</text:span><text:span text:style-name="T5">”, </text:span><text:span text:style-name="T6">“AIKUAA PORA”</text:span></text:p>
      <text:p text:style-name="P9"/>
      <text:p text:style-name="P9"/>
      <text:p text:style-name="P7"><text:span text:style-name="T8"><text:s/>Queremos colaborar con la comunidad, para introducir conocimiento, uso y distribución de software libre como una herramienta de trabajo y alternativa gratuita</text:span>.</text:p>
      <text:p text:style-name="P9"/>
      <text:p text:style-name="P9"/>
      <text:p text:style-name="P9"/>
      <text:p text:style-name="P9"/>
      <text:p text:style-name="P9">Carrera de Ingeniería en Informática</text:p>
      <text:p text:style-name="P9">FPUNA</text:p>
      <text:p text:style-name="P9"/>
      <text:p text:style-name="P9"/>
      <text:p text:style-name="P9"/>
      <text:p text:style-name="P7"><text:span text:style-name="T5">Extensión Universitaria: </text:span><text:span text:style-name="T11">Voluntariado Académico a la Comunidad</text:span><text:span text:style-name="T5">.</text:span></text:p>
      <text:p text:style-name="P9"/>
      <text:p text:style-name="P9"/>
      <text:p text:style-name="P9"/>
      <text:p text:style-name="P9">Febrero 2008</text:p>
      <text:p text:style-name="P9"/>
      <text:p text:style-name="P9"/>
      <text:p text:style-name="P9"/>
      <text:p text:style-name="P9">Campus de la UNA</text:p>
      <text:p text:style-name="P9">San Lorenzo, Paraguay</text:p>
      <text:p text:style-name="P4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Redacción:</text:p>
      <text:p text:style-name="P15">Fernando Mancía, alumno de Ingeniería en Informática FP-UNA <text:s text:c="5"/><text:a xlink:type="simple" xlink:href="mailto:fernandomancia@gmail.com">fernandomancia@gmail.com</text:a></text:p>
      <text:p text:style-name="P15">Germán Hüttemann, alumno de Ingeniería en Informática FP-UNA <text:s/><text:a xlink:type="simple" xlink:href="mailto:ghuttemann@gmail.com">ghuttemann@gmail.com</text:a></text:p>
      <text:p text:style-name="P13"><text:soft-page-break/></text:p>
      <text:p text:style-name="P13">Proyecto de Uso, capacitación y distribución de software libre a la comunidad como una alternativa al software propietario.</text:p>
      <text:p text:style-name="Standard"/>
      <text:p text:style-name="Standard"/>
      <text:p text:style-name="P10">Institución organizadora</text:p>
      <text:p text:style-name="Standard"/>
      <text:p text:style-name="Standard">Carrera de Ingeniería en Informática de la Facultad Politécnica de la Universidad Nacional de Asunción.</text:p>
      <text:p text:style-name="Standard"/>
      <text:p text:style-name="Standard"><text:span text:style-name="T7">F</text:span><text:span text:style-name="T7">acultades, Instituciones u Organizaciones involucradas</text:span></text:p>
      <text:p text:style-name="P10"/>
      <text:p text:style-name="Standard">Profesores y alumnos de la Carrera de Ingeniería en Informática de la FPUNA, otras Facultades e Instituciones de la UNA.</text:p>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Además los voluntarios podrán desenvolverse en otro tipo de entorno, colaborando para la formación educativa de otras personas con menores conocimientos en el área.</text:p>
      <text:p text:style-name="P11"/>
      <text:p text:style-name="P11"/>
      <text:h text:style-name="Heading_20_1" text:outline-level="1"><text:soft-page-break/>Objetivos</text:h>
      <text:p text:style-name="P11"/>
      <text:list text:style-name="WW8Num27">
        <text:list-item>
          <text:p text:style-name="P27">Minimizar el presupuesto de las instituciones de la UNA al no comprar software propietario sino adquiriendo software libre de alto desempeño teniendo como consultores iniciales a los alumnos voluntarios.</text:p>
        </text:list-item>
        <text:list-item>
          <text:p text:style-name="P27">Transferir conocimientos tecnológicos, capacitar e incentivar a la comunidad universitaria para el estudio e investigación.</text:p>
        </text:list-item>
        <text:list-item>
          <text:p text:style-name="P27">Distribuir y poner en funcionamiento varias máquinas dentro de la organización.</text:p>
        </text:list-item>
        <text:list-item>
          <text:p text:style-name="P27">Incentivar la unión e integración de los funcionarios, profesores e investigadores de la UNA a través de proyectos similares.</text:p>
        </text:list-item>
      </text:list>
      <text:h text:style-name="Heading_20_1" text:outline-level="1"/>
      <text:h text:style-name="Heading_20_1" text:outline-level="1">Metas</text:h>
      <text:p text:style-name="P11"/>
      <text:list text:style-name="WW8Num20">
        <text:list-item>
          <text:p text:style-name="P31">Guiar a los alumnos en la dirección de un proyecto de capacitación e instalación de tecnologías nuevas y de uso gratuito.</text:p>
        </text:list-item>
        <text:list-item>
          <text:p text:style-name="P31">Dotar a la comunidad universitaria de un conocimiento más amplio y mayor cultura tecnológica.</text:p>
        </text:list-item>
        <text:list-item>
          <text:p text:style-name="P31">Avanzar en el desarrollo tecnológico del país brindando soluciones eficientes a distintos tipos de usuarios.</text:p>
        </text:list-item>
      </text:list>
      <text:p text:style-name="Standard"/>
      <text:h text:style-name="Heading_20_1" text:outline-level="1">Metodología de Trabajo</text:h>
      <text:p text:style-name="P11"/>
      <text:p text:style-name="P17"><text:span text:style-name="T9">Antes de la implementación se organizarán reuniones sobre la manera de dictar los cursos y brindar las utilidades mencionadas de forma a establecer un orden y criterio a seguir. Los alumnos </text:span><text:span text:style-name="T10">que dictarán las charlas y cursos deben haber asistido a las reuniones organizativas.</text:span></text:p>
      <text:p text:style-name="P12"/>
      <text:p text:style-name="P12">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12"/>
      <text:p text:style-name="P12">Los alumnos instructores y ayudantes se comprometen a asistir de manera obligatoria a brindar su ayuda, a no ser casos extremos, en los cuales ellos deben proveer un reemplazante.</text:p>
      <text:p text:style-name="P12"/>
      <text:p text:style-name="P12">La capacitación se dará de preferencia en la institución beneficiada con la utilización de sus respectivas máquinas, si es posible. De lo contrario se harán en las salas de informática de la Facultad Politécnica.</text:p>
      <text:p text:style-name="Standard"/>
      <text:h text:style-name="Heading_20_1" text:outline-level="1">Resultados esperados y formas de evaluación de esos resultados</text:h>
      <text:p text:style-name="Standard"/>
      <text:p text:style-name="P17">A través de la enseñanza de uso e instalación de software libre a los usuarios de una institución se espera una gran reducción en los costos de adquisición de software propietario. En el caso de sistemas operativos y herramientas ofimáticas principalmente que agregan un elevado costo al considerar varias máquinas.</text:p>
      <text:p text:style-name="P17"/>
      <text:p text:style-name="P17"><text:soft-page-break/>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7"/>
      <text:p text:style-name="P17">Cada clase constará de como máximo 25 alumnos y se podrán abrir hasta 2 secciones. Los cursos serán modulares y se tomará examen a la culminación de cada módulo y éstos serán correlativos.</text:p>
      <text:p text:style-name="P17"/>
      <text:p text:style-name="P17">El alumno deberá aprobar un examen teórico-práctico. Para aprobar los exámenes deberán alcanzar el 60% del puntaje total propuesto en cada módulo. Los alumnos deberán tener un 90% de asistencia.</text:p>
      <text:p text:style-name="Standard"/>
      <text:h text:style-name="Heading_20_1" text:outline-level="1">Recursos Humanos</text:h>
      <text:p text:style-name="Standard"/>
      <text:p text:style-name="P17">Las personas que participarán en el proyecto incluyendo Alumnos y Docentes de la FPUNA, como así también las personas involucradas de otras instituciones y facultades son:</text:p>
      <text:p text:style-name="Standard"/>
      <text:list text:style-name="L1">
        <text:list-item>
          <text:p text:style-name="P34">Profesores de la FPUNA: 10</text:p>
        </text:list-item>
        <text:list-item>
          <text:p text:style-name="P34">Alumnos de la FPUNA: 60</text:p>
        </text:list-item>
        <text:list-item>
          <text:p text:style-name="P34">Beneficiarios por institución: 50</text:p>
        </text:list-item>
      </text:list>
      <text:p text:style-name="Standard"/>
      <text:h text:style-name="Heading_20_1" text:outline-level="1">Beneficiarios del Proyecto</text:h>
      <text:p text:style-name="Standard"/>
      <text:p text:style-name="P17">El proyecto está destinado a los funcionarios en general de una institución de la UNA y debería fijarse un acuerdo formal con cada institución en la que se implementaría. Para dar ejemplos de los posibles beneficiarios del proyecto, citamos:</text:p>
      <text:list text:style-name="L2">
        <text:list-item>
          <text:p text:style-name="P36">Facultades</text:p>
        </text:list-item>
        <text:list-item>
          <text:p text:style-name="P36">Centros de investigación</text:p>
        </text:list-item>
        <text:list-item>
          <text:p text:style-name="P36">Rectorado</text:p>
        </text:list-item>
        <text:list-item>
          <text:p text:style-name="P36">Otras dependencias</text:p>
        </text:list-item>
      </text:list>
      <text:p text:style-name="Standard"/>
      <text:h text:style-name="Heading_20_1" text:outline-level="1">Costos</text:h>
      <text:p text:style-name="Standard"/>
      <text:p text:style-name="Standard">El siguiente cuadro muestra los costos estimados que la Facultad Politécnica, <text:span text:style-name="T15">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table-cell table:style-name="Tabla1.A1" office:value-type="string">
            <text:p text:style-name="P47">Material </text:p>
          </table:table-cell>
          <table:table-cell table:style-name="Tabla1.A1" office:value-type="string">
            <text:p text:style-name="P47">Descripción</text:p>
          </table:table-cell>
          <table:table-cell table:style-name="Tabla1.C1" office:value-type="string">
            <text:p text:style-name="P47">Costo (Gs.)</text:p>
          </table:table-cell>
        </table:table-row>
        <table:table-row>
          <table:table-cell table:style-name="Tabla1.A2" office:value-type="string">
            <text:p text:style-name="Table_20_Contents">Honorarios de Profesores</text:p>
          </table:table-cell>
          <table:table-cell table:style-name="Tabla1.A2" office:value-type="string">
            <text:p text:style-name="Table_20_Contents"/>
          </table:table-cell>
          <table:table-cell table:style-name="Tabla1.C2" office:value-type="string">
            <text:p text:style-name="P48"/>
          </table:table-cell>
        </table:table-row>
        <table:table-row>
          <table:table-cell table:style-name="Tabla1.A2" office:value-type="string">
            <text:p text:style-name="Table_20_Contents">Disponibilidad de máquinas</text:p>
          </table:table-cell>
          <table:table-cell table:style-name="Tabla1.A2" office:value-type="string">
            <text:p text:style-name="Table_20_Contents">En el caso que no se realice en la institución.</text:p>
          </table:table-cell>
          <table:table-cell table:style-name="Tabla1.C2" office:value-type="string">
            <text:p text:style-name="P48"/>
          </table:table-cell>
        </table:table-row>
        <table:table-row>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text:soft-page-break/>manuales impresos.</text:p>
          </table:table-cell>
          <table:table-cell table:style-name="Tabla1.C2" office:value-type="string">
            <text:p text:style-name="P48"/>
          </table:table-cell>
        </table:table-row>
        <table:table-row>
          <table:table-cell table:style-name="Tabla1.A2" office:value-type="string">
            <text:p text:style-name="Table_20_Contents">Materiales para la clase</text:p>
          </table:table-cell>
          <table:table-cell table:style-name="Tabla1.A2" office:value-type="string">
            <text:p text:style-name="Standard"><text:span text:style-name="T15">Bolígrafos, cuadernos, pinceles y borradores para pizarra, notebook y proyector.</text:span></text:p>
          </table:table-cell>
          <table:table-cell table:style-name="Tabla1.C2" office:value-type="string">
            <text:p text:style-name="P48"/>
          </table:table-cell>
        </table:table-row>
        <table:table-row>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48"/>
          </table:table-cell>
        </table:table-row>
        <table:table-row>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48"/>
          </table:table-cell>
        </table:table-row>
        <table:table-row>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48">100.000</text:p>
          </table:table-cell>
        </table:table-row>
        <table:table-row>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48">600.000</text:p>
          </table:table-cell>
        </table:table-row>
        <table:table-row>
          <table:table-cell table:style-name="Tabla1.A2" office:value-type="string">
            <text:p text:style-name="Table_20_Contents">Total Parcial</text:p>
          </table:table-cell>
          <table:table-cell table:style-name="Tabla1.A2" office:value-type="string">
            <text:p text:style-name="Table_20_Contents"/>
          </table:table-cell>
          <table:table-cell table:style-name="Tabla1.C2" office:value-type="string">
            <text:p text:style-name="P48"/>
          </table:table-cell>
        </table:table-row>
        <table:table-row>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48"/>
          </table:table-cell>
        </table:table-row>
        <table:table-row>
          <table:table-cell table:style-name="Tabla1.A2" table:number-columns-spanned="2" office:value-type="string">
            <text:p text:style-name="P47">Total General</text:p>
          </table:table-cell>
          <table:covered-table-cell/>
          <table:table-cell table:style-name="Tabla1.C2" office:value-type="string">
            <text:p text:style-name="P48"/>
          </table:table-cell>
        </table:table-row>
      </table:table>
      <text:p text:style-name="Standard"/>
      <text:p text:style-name="Standard"/>
      <text:h text:style-name="P46" text:outline-level="1">Financiamiento</text:h>
      <text:list text:style-name="L5">
        <text:list-item>
          <text:p text:style-name="P19">FF 10 (recursos del Estado).</text:p>
        </text:list-item>
        <text:list-item>
          <text:p text:style-name="P19">FF 30 (recursos Institucionales).</text:p>
        </text:list-item>
        <text:list-item>
          <text:p text:style-name="P19">Prestamos y/o Donaciones.</text:p>
          <text:p text:style-name="P19"/>
        </text:list-item>
      </text:list>
      <text:p text:style-name="P45">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h text:style-name="Heading_20_1" text:outline-level="1">Calendario del Proyecto</text:h>
      <text:p text:style-name="Standard"/>
      <text:p text:style-name="P16">Fechas estimadas para la ejecución del proyecto:</text:p>
      <text:p text:style-name="Standard"><text:span text:style-name="T13">Inicio:</text:span> Marzo de 2008 hasta julio de 2008</text:p>
      <text:p text:style-name="Standard"><text:span text:style-name="T13">Tiempos a ser utilizados:</text:span> Se darán clases de una hasta tres veces por semana, durante 4 horas cada una, lo que totaliza en 6 meses de trabajo unas 192 horas reloj para cada institución.</text:p>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3">
        <text:list-item>
          <text:p text:style-name="P40"><text:span text:style-name="T14">Certificados:</text:span> Se otorgarán certificados por la aprobación de cada módulo completo a los estudiantes.</text:p>
        </text:list-item>
        <text:list-item>
          <text:p text:style-name="P40"><text:span text:style-name="T14">Reconocimientos:</text:span> Se entregará un documento de reconocimiento especial a todos los Profesores y Alumnos de la FPUNA por la participación en este proyect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2">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Alumnos de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1">
      <style:header>
        <text:h text:style-name="P1" text:outline-level="2"><draw:frame draw:style-name="fr1" draw:name="gráficos2"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2" style:display-name="Convertir 2" style:page-layout-name="pm1">
      <style:header>
        <text:h text:style-name="P1" text:outline-level="2"><draw:frame draw:style-name="fr1" draw:name="gráficos3" text:anchor-type="char" svg:x="0cm" svg:y="-0.019cm" svg:width="2.184cm" svg:height="2.223cm" draw:z-index="5"><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2">
      <style:header>
        <text:h text:style-name="P1" text:outline-level="2"><draw:frame draw:style-name="fr1" draw:name="gráficos5"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1-28T18:00:40</dc:date>
    <meta:editing-cycles>101</meta:editing-cycles>
    <meta:editing-duration>PT3H40M21S</meta:editing-duration>
    <meta:user-defined meta:name="Info 1"/>
    <meta:user-defined meta:name="Info 2"/>
    <meta:user-defined meta:name="Info 3"/>
    <meta:user-defined meta:name="Info 4"/>
    <meta:document-statistic meta:table-count="1" meta:image-count="4" meta:object-count="0" meta:page-count="6" meta:paragraph-count="114" meta:word-count="1252" meta:character-count="8491"/>
  </office:meta>
</office:document-meta>
</file>